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36a8"/>
    </style:style>
    <style:style style:name="P2" style:family="paragraph" style:parent-style-name="Standard">
      <style:text-properties fo:font-style="italic" officeooo:paragraph-rsid="001e913b" style:font-style-asian="italic" style:font-style-complex="italic"/>
    </style:style>
    <style:style style:name="P3" style:family="paragraph" style:parent-style-name="Standard">
      <style:text-properties fo:font-style="italic" officeooo:rsid="001936a8" officeooo:paragraph-rsid="001936a8" style:font-style-asian="italic" style:font-style-complex="italic"/>
    </style:style>
    <style:style style:name="P4" style:family="paragraph" style:parent-style-name="Standard">
      <style:text-properties fo:font-style="italic" officeooo:rsid="001acf42" officeooo:paragraph-rsid="001acf42" style:font-style-asian="italic" style:font-style-complex="italic"/>
    </style:style>
    <style:style style:name="P5" style:family="paragraph" style:parent-style-name="Standard">
      <style:text-properties fo:font-style="italic" officeooo:rsid="001cbe67" officeooo:paragraph-rsid="001cbe67" style:font-style-asian="italic" style:font-style-complex="italic"/>
    </style:style>
    <style:style style:name="P6" style:family="paragraph" style:parent-style-name="Standard">
      <style:text-properties fo:font-style="italic" officeooo:rsid="001e913b" officeooo:paragraph-rsid="001e913b" style:font-style-asian="italic" style:font-style-complex="italic"/>
    </style:style>
    <style:style style:name="P7" style:family="paragraph" style:parent-style-name="Standard">
      <style:text-properties officeooo:paragraph-rsid="001acf42"/>
    </style:style>
    <style:style style:name="P8" style:family="paragraph" style:parent-style-name="Standard">
      <style:text-properties officeooo:paragraph-rsid="001bf168"/>
    </style:style>
    <style:style style:name="P9" style:family="paragraph" style:parent-style-name="Standard">
      <style:text-properties officeooo:rsid="001936a8" officeooo:paragraph-rsid="001936a8"/>
    </style:style>
    <style:style style:name="P10" style:family="paragraph" style:parent-style-name="Standard">
      <style:text-properties officeooo:rsid="001acf42" officeooo:paragraph-rsid="001acf42"/>
    </style:style>
    <style:style style:name="P11" style:family="paragraph" style:parent-style-name="Standard">
      <style:text-properties officeooo:rsid="001f81b2" officeooo:paragraph-rsid="001f81b2"/>
    </style:style>
    <style:style style:name="P12" style:family="paragraph" style:parent-style-name="Standard">
      <style:text-properties officeooo:rsid="001cbe67" officeooo:paragraph-rsid="001bf168"/>
    </style:style>
    <style:style style:name="P13" style:family="paragraph" style:parent-style-name="Standard">
      <style:text-properties fo:font-style="normal" officeooo:rsid="001cbe67" officeooo:paragraph-rsid="001cbe67" style:font-style-asian="normal" style:font-style-complex="normal"/>
    </style:style>
    <style:style style:name="P14" style:family="paragraph" style:parent-style-name="Standard">
      <style:text-properties fo:font-style="normal" officeooo:rsid="001e913b" officeooo:paragraph-rsid="001e913b" style:font-style-asian="normal" style:font-style-complex="normal"/>
    </style:style>
    <style:style style:name="P15" style:family="paragraph" style:parent-style-name="Standard">
      <style:text-properties fo:font-style="normal" officeooo:rsid="001e913b" officeooo:paragraph-rsid="00227ddb" style:font-style-asian="normal" style:font-style-complex="normal"/>
    </style:style>
    <style:style style:name="P16" style:family="paragraph" style:parent-style-name="Standard">
      <style:text-properties fo:font-style="normal" officeooo:rsid="001f81b2" officeooo:paragraph-rsid="001f81b2" style:font-style-asian="normal" style:font-style-complex="normal"/>
    </style:style>
    <style:style style:name="P17" style:family="paragraph" style:parent-style-name="Standard">
      <style:text-properties officeooo:rsid="001cbe67" officeooo:paragraph-rsid="001cbe67"/>
    </style:style>
    <style:style style:name="P18" style:family="paragraph" style:parent-style-name="Standard">
      <style:text-properties officeooo:rsid="001cbe67" officeooo:paragraph-rsid="002a91e7"/>
    </style:style>
    <style:style style:name="P19" style:family="paragraph" style:parent-style-name="Standard">
      <style:text-properties fo:font-style="normal" officeooo:rsid="001e913b" officeooo:paragraph-rsid="001e913b" style:font-style-asian="normal" style:font-style-complex="normal"/>
    </style:style>
    <style:style style:name="P20" style:family="paragraph" style:parent-style-name="Standard">
      <style:text-properties fo:font-style="normal" officeooo:rsid="001e913b" officeooo:paragraph-rsid="00245a03" style:font-style-asian="normal" style:font-style-complex="normal"/>
    </style:style>
    <style:style style:name="P21" style:family="paragraph" style:parent-style-name="Standard">
      <style:text-properties fo:font-style="normal" officeooo:rsid="001f81b2" officeooo:paragraph-rsid="001f81b2" style:font-style-asian="normal" style:font-style-complex="normal"/>
    </style:style>
    <style:style style:name="P22" style:family="paragraph" style:parent-style-name="Standard">
      <style:text-properties officeooo:rsid="001936a8" officeooo:paragraph-rsid="00264750"/>
    </style:style>
    <style:style style:name="P23" style:family="paragraph" style:parent-style-name="Standard">
      <style:text-properties officeooo:rsid="001936a8" officeooo:paragraph-rsid="001936a8"/>
    </style:style>
    <style:style style:name="P24" style:family="paragraph" style:parent-style-name="Standard">
      <style:text-properties officeooo:rsid="001936a8" officeooo:paragraph-rsid="00269ccf"/>
    </style:style>
    <style:style style:name="P25" style:family="paragraph" style:parent-style-name="Standard">
      <style:text-properties officeooo:rsid="001936a8" officeooo:paragraph-rsid="002a91e7"/>
    </style:style>
    <style:style style:name="P26" style:family="paragraph" style:parent-style-name="Standard">
      <style:text-properties fo:font-style="italic" officeooo:rsid="001936a8" officeooo:paragraph-rsid="00269ccf" style:font-style-asian="italic" style:font-style-complex="italic"/>
    </style:style>
    <style:style style:name="P27" style:family="paragraph" style:parent-style-name="Standard">
      <style:text-properties fo:font-style="italic" officeooo:rsid="001936a8" officeooo:paragraph-rsid="00291c56" style:font-style-asian="italic" style:font-style-complex="italic"/>
    </style:style>
    <style:style style:name="P28" style:family="paragraph" style:parent-style-name="Standard">
      <style:text-properties fo:font-style="italic" officeooo:rsid="001936a8" officeooo:paragraph-rsid="002a91e7" style:font-style-asian="italic" style:font-style-complex="italic"/>
    </style:style>
    <style:style style:name="P29" style:family="paragraph" style:parent-style-name="Standard">
      <style:text-properties officeooo:rsid="00269ccf" officeooo:paragraph-rsid="00269ccf"/>
    </style:style>
    <style:style style:name="T1" style:family="text">
      <style:text-properties officeooo:rsid="001936a8"/>
    </style:style>
    <style:style style:name="T2" style:family="text">
      <style:text-properties officeooo:rsid="001acf42"/>
    </style:style>
    <style:style style:name="T3" style:family="text">
      <style:text-properties officeooo:rsid="001bf168"/>
    </style:style>
    <style:style style:name="T4" style:family="text">
      <style:text-properties officeooo:rsid="001f81b2"/>
    </style:style>
    <style:style style:name="T5" style:family="text">
      <style:text-properties officeooo:rsid="0020eeaf"/>
    </style:style>
    <style:style style:name="T6" style:family="text">
      <style:text-properties officeooo:rsid="00227ddb"/>
    </style:style>
    <style:style style:name="T7" style:family="text">
      <style:text-properties officeooo:rsid="0023e621"/>
    </style:style>
    <style:style style:name="T8" style:family="text">
      <style:text-properties officeooo:rsid="00245a03"/>
    </style:style>
    <style:style style:name="T9" style:family="text">
      <style:text-properties officeooo:rsid="00264750"/>
    </style:style>
    <style:style style:name="T10" style:family="text">
      <style:text-properties officeooo:rsid="00269ccf"/>
    </style:style>
    <style:style style:name="T11" style:family="text">
      <style:text-properties officeooo:rsid="00271f0c"/>
    </style:style>
    <style:style style:name="T12" style:family="text">
      <style:text-properties officeooo:rsid="00291c56"/>
    </style:style>
    <style:style style:name="T13" style:family="text">
      <style:text-properties officeooo:rsid="002a91e7"/>
    </style:style>
    <style:style style:name="T14" style:family="text">
      <style:text-properties officeooo:rsid="002b83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DER QA Testing</text:p>
      <text:p text:style-name="P9"/>
      <text:p text:style-name="P9">General Comments</text:p>
      <text:p text:style-name="P9">- when exercising certain functionalities, if an unexpected error occurs, note the</text:p>
      <text:p text:style-name="P9">conditions that led to the error. <text:s/>If possible, record the steps that led to the error and</text:p>
      <text:p text:style-name="P9">ensure that the steps can be repeated to produce the error consistently</text:p>
      <text:p text:style-name="P9"/>
      <text:p text:style-name="P9"/>
      <text:p text:style-name="P9">Administration </text:p>
      <text:p text:style-name="P9"/>
      <text:p text:style-name="P29">All administration menu options present a popup password dialog before proceeding to the</text:p>
      <text:p text:style-name="P29">request action.</text:p>
      <text:p text:style-name="P9"/>
      <text:p text:style-name="P3">Administration -&gt; User Management</text:p>
      <text:p text:style-name="P9"/>
      <text:p text:style-name="P9">- create users with different image modality access permutations</text:p>
      <text:p text:style-name="P9">- test Add / Remove /Reset / Close buttons of user management dialog</text:p>
      <text:p text:style-name="P9">- login and test each user</text:p>
      <text:p text:style-name="P9">- <text:span text:style-name="T14">users can be assigned as “expert” which implies they are permitted to generate ratings</text:span></text:p>
      <text:p text:style-name="P9"/>
      <text:p text:style-name="P3">Administration -&gt; Update Database</text:p>
      <text:p text:style-name="P9"/>
      <text:p text:style-name="P22">- test the update database <text:span text:style-name="T9">functionality using the smallest of the available ranked Waves</text:span></text:p>
      <text:p text:style-name="P22">- <text:span text:style-name="T9">check the “Select” checkbox to pick which wave of the CLSA to retrieve meta data for</text:span></text:p>
      <text:p text:style-name="P22">- <text:span text:style-name="T9">click OK to start the retrieval</text:span></text:p>
      <text:p text:style-name="P22">- <text:span text:style-name="T9">checking the “Refresh” checkbox will download all of the meta data from Opal and refresh</text:span></text:p>
      <text:p text:style-name="P22"><text:s text:c="2"/><text:span text:style-name="T9">already existing meta data in the Alder database</text:span></text:p>
      <text:p text:style-name="P22">- <text:span text:style-name="T9">running the retrieval without “Refresh” will download meta data from Opal that is currently</text:span></text:p>
      <text:p text:style-name="P22"><text:s text:c="2"/><text:span text:style-name="T9">not in the Alder database</text:span></text:p>
      <text:p text:style-name="P22">- test Abort <text:span text:style-name="T9">the abort button by clicking once and waiting for the application to respond</text:span></text:p>
      <text:p text:style-name="P22"/>
      <text:p text:style-name="P26">Administration -&gt; <text:span text:style-name="T10">Reports</text:span></text:p>
      <text:p text:style-name="P9"/>
      <text:p text:style-name="P24">- <text:span text:style-name="T10">reports are .CSV files comprised of rating data for selected imaging modalities</text:span></text:p>
      <text:p text:style-name="P24"><text:span text:style-name="T10">- the available modalities (eg., Dexa, Retinal, Ultrasound) depend on an expert user's modality permissions</text:span></text:p>
      <text:p text:style-name="P24">- <text:span text:style-name="T10">for each expert user, under each modality, a checkbox will be present if any ratings by the user exist in the</text:span></text:p>
      <text:p text:style-name="P24"><text:s text:c="2"/><text:span text:style-name="T10">Alder database</text:span></text:p>
      <text:p text:style-name="P24">- <text:span text:style-name="T10">once selected, choose an email provider: either mcmaster (ie., </text:span><text:a xlink:type="simple" xlink:href="mailto:myname@mcmaster.ca"><text:span text:style-name="T10">myname@mcmaster.ca</text:span></text:a><text:span text:style-name="T10">) or gmail</text:span></text:p>
      <text:p text:style-name="P24"><text:s text:c="2"/><text:span text:style-name="T10">(ie., </text:span><text:a xlink:type="simple" xlink:href="mailto:myname@any_mail_provider.com"><text:span text:style-name="T10">myname@any_mail_provider.com</text:span></text:a><text:span text:style-name="T10"> ), then click Send. <text:s/>Depending on how many ratings are</text:span></text:p>
      <text:p text:style-name="P24"><text:s text:c="2"/><text:span text:style-name="T10">requested, progress will be shown via a progressbar followed by a notification as to whether the </text:span></text:p>
      <text:p text:style-name="P24"><text:s text:c="2"/><text:span text:style-name="T10">rating report (in .CSV format) was successfully delivered</text:span></text:p>
      <text:p text:style-name="P24">- <text:span text:style-name="T11">click Close when finished with the dialog</text:span></text:p>
      <text:p text:style-name="P24"/>
      <text:p text:style-name="P27">Administration -&gt; <text:span text:style-name="T10">Rating Codes</text:span></text:p>
      <text:p text:style-name="P9"/>
      <text:p text:style-name="P9">- <text:span text:style-name="T12">management of rating codes is performed through the Rating Codes dialog</text:span></text:p>
      <text:p text:style-name="P9">- <text:span text:style-name="T12">ratings are specific to an image type and are based on specific alphabetic codes having penalty values</text:span></text:p>
      <text:p text:style-name="P9"><text:soft-page-break/>- <text:span text:style-name="T12">ratings are restricted to a 5 point penalty system and can only have a value from 1 (lowest rating) to 5 (highest rating)</text:span></text:p>
      <text:p text:style-name="P9">- <text:span text:style-name="T12">codes can be grouped such that the selection of one or more codes belonging to a group contribute a one time penalty</text:span></text:p>
      <text:p text:style-name="P9">- <text:span text:style-name="T12">codes which are active cannot be deleted, although their penalty value can be altered and all ratings that relate to those codes will be updated accordingly</text:span></text:p>
      <text:p text:style-name="P9">- <text:span text:style-name="T12">test the functionality of code value and group value changes by observing changes in rating reports, and/or by observing selected codes and the rating of a particular rated image</text:span></text:p>
      <text:p text:style-name="P9">- <text:span text:style-name="T12">ratings are unique to users and images: ie., an image can be rated differently by multiple users</text:span></text:p>
      <text:p text:style-name="P9"/>
      <text:p text:style-name="P3">Actions</text:p>
      <text:p text:style-name="P9"/>
      <text:p text:style-name="P9">- exercise all <text:span text:style-name="T13">non-administrative </text:span>Action functions, check hot key access <text:s/>(eg., Ctrl+L )</text:p>
      <text:p text:style-name="P9"/>
      <text:p text:style-name="P3">Actions -&gt; Login , Logout (Ctrl+L)</text:p>
      <text:p text:style-name="P9"/>
      <text:p text:style-name="P9">- <text:s/>test log in with correct and incorrect user name / password</text:p>
      <text:p text:style-name="P9"/>
      <text:p text:style-name="P28">Actions -&gt; Exit (Ctrl+Q)</text:p>
      <text:p text:style-name="P25"/>
      <text:p text:style-name="P25">- test exit / shutdown of Alder applic<text:span text:style-name="T13">a</text:span>tion</text:p>
      <text:p text:style-name="P25"/>
      <text:p text:style-name="P28"><text:bookmark-start text:name="__DdeLink__198_2026934173"/>Actions -&gt; Change Password (Ctrl+P)<text:bookmark-end text:name="__DdeLink__198_2026934173"/></text:p>
      <text:p text:style-name="P9"/>
      <text:p text:style-name="P9">- test change password function, log out and log back in with new password</text:p>
      <text:p text:style-name="P9"/>
      <text:p text:style-name="P3">Actions -&gt; Open Interview (Ctrl+I)</text:p>
      <text:p text:style-name="P9"/>
      <text:p text:style-name="P9">- test Search UID by entering single or comma separated multiple search terms (eg., A, B, G12, H1234567 etc.)</text:p>
      <text:p text:style-name="P9"/>
      <text:p text:style-name="P9">- click on table rows to update information on availability of scans, which ones are already in the Alder</text:p>
      <text:p text:style-name="P9">database and rated etc.</text:p>
      <text:p text:style-name="P9"/>
      <text:p text:style-name="P9">- select a row of the table (one interview) , click OK and ensure the data are loaded into the right hand panel of the application</text:p>
      <text:p text:style-name="P9"/>
      <text:p text:style-name="P28">Actions -&gt; Change Password (Ctrl+P)</text:p>
      <text:p text:style-name="P9"/>
      <text:p text:style-name="P4">Interview Widget</text:p>
      <text:p text:style-name="P10"/>
      <text:p text:style-name="P11">- the interview widget is use to select specific images for viewing, rating, and adding commentary to</text:p>
      <text:p text:style-name="P1"><text:span text:style-name="T1">- exercise the functionality of the interview widget located along the right hand side of the application: Previous Interview, Next Interview, Open loaded interviews only, Open unrated interviews only etc.</text:span></text:p>
      <text:p text:style-name="P7"><text:span text:style-name="T2">- click and expand on image modalities in the exam tree widget</text:span></text:p>
      <text:p text:style-name="P8"><text:span text:style-name="T3">- click on individual images to view in the main window</text:span></text:p>
      <text:p text:style-name="P17">- test the Rating slider</text:p>
      <text:p text:style-name="P17">- <text:span text:style-name="T8">test the Code checkboxes and ensure the Rating slider updates accordingly</text:span></text:p>
      <text:p text:style-name="P17">- <text:span text:style-name="T8">test reset rating button</text:span></text:p>
      <text:p text:style-name="P17"><text:soft-page-break/>- <text:span text:style-name="T13">test adding a Note to an image, ensure note content persists when returning to an image that has a note</text:span></text:p>
      <text:p text:style-name="P17">- <text:span text:style-name="T13">Properties show basic image meta information, such as file path, size, etc.</text:span></text:p>
      <text:p text:style-name="P18">- <text:span text:style-name="T13">Actions are provided to correct anomalies or problems with certain types of image data</text:span></text:p>
      <text:p text:style-name="P18"><text:span text:style-name="T13">- the Swap button can be used to switch paired left and right images that qualify for swapping</text:span></text:p>
      <text:p text:style-name="P18">- <text:span text:style-name="T13">the Anonymize button can be used to remove participant identifying information from dicom images by clearing out the relevant dicom tags, and in the case of Dexa scans, also paint out participant information in the report image</text:span></text:p>
      <text:p text:style-name="P18">- <text:span text:style-name="T13">the RGB button can be used to change dicom images that present with YBR_FULL_422 photometric interpretation to standard RGB color format</text:span></text:p>
      <text:p text:style-name="P12"/>
      <text:p text:style-name="P5">Image Interactions</text:p>
      <text:p text:style-name="P5"/>
      <text:p text:style-name="P13">- image manipulations include:</text:p>
      <text:p text:style-name="P13">- left mouse button click and drag up/down changes brightness (level)</text:p>
      <text:p text:style-name="P13">- left mouse button click and drag left/right changes contrast (window)</text:p>
      <text:p text:style-name="P13">- “r” keypress resets the window level values to default</text:p>
      <text:p text:style-name="P13">- middle mouse button click and drag pans the image</text:p>
      <text:p text:style-name="P13">- right mouse button click and drag <text:span text:style-name="T5">up zooms in, drag down zooms out</text:span></text:p>
      <text:p text:style-name="P14">- “shift+r” key combination resets the scale and position of the image</text:p>
      <text:p text:style-name="P20">- <text:span text:style-name="T8">test the image toolbar buttons: from left to right:</text:span></text:p>
      <text:p text:style-name="P20"><text:span text:style-name="T8"><text:tab/>flip image vertically</text:span></text:p>
      <text:p text:style-name="P20"><text:span text:style-name="T8"><text:tab/>flip image horizontally</text:span></text:p>
      <text:p text:style-name="P20"><text:span text:style-name="T8"><text:tab/>rotate image clockwise</text:span></text:p>
      <text:p text:style-name="P20"><text:span text:style-name="T8"><text:tab/>rotate image counterclockwise</text:span></text:p>
      <text:p text:style-name="P20"><text:span text:style-name="T8"><text:tab/>toggle image interpolation between nearest neighbor and linear</text:span></text:p>
      <text:p text:style-name="P20"><text:span text:style-name="T8"><text:tab/>invert image window level</text:span></text:p>
      <text:p text:style-name="P20"><text:span text:style-name="T8"><text:tab/>select and set background color</text:span></text:p>
      <text:p text:style-name="P20"><text:span text:style-name="T8"><text:tab/>select and set foreground color</text:span></text:p>
      <text:p text:style-name="P20"><text:span text:style-name="T8"><text:tab/>select and set annotation color</text:span></text:p>
      <text:p text:style-name="P15">- cineloop playback controls along are active only for ultrasound images and include: <text:span text:style-name="T6">go to start (first slice)</text:span>, <text:span text:style-name="T6">step backward one slice, </text:span><text:s/><text:span text:style-name="T6">play backward /</text:span> pause, <text:span text:style-name="T6">play forward / pause</text:span>, <text:s/><text:span text:style-name="T6">step forward one slice, toggle repeat play for multi-slice images, change frame rate (fps), horizontal scroll bar to scroll slices, spin box to scroll slices or enter by number and go to slice</text:span></text:p>
      <text:p text:style-name="P14"/>
      <text:p text:style-name="P6">Atlas Widget</text:p>
      <text:p text:style-name="P14"/>
      <text:p text:style-name="P16">- the atlas widget can be used to compare an image selected from the interview widget side by side with one or more images that have been previously rated by an expert user</text:p>
      <text:p text:style-name="P16">- select an image, Ctrl+A toggles the atlas widget to appear along the left hand side of the application and closes the interview widget from view</text:p>
      <text:p text:style-name="P16">- select a rating category to compare the image to</text:p>
      <text:p text:style-name="P16">- click Next Interview / Previous Interview to compare different images of the same rating category with the chosen image of the current interview</text:p>
      <text:p text:style-name="P16">- atlas widget <text:s/>text boxes are for content display only (no editing)</text:p>
      <text:p text:style-name="P14"/>
      <text:p text:style-name="P2"><text:span text:style-name="T4">Dicom Tag Wiget </text:span></text:p>
      <text:p text:style-name="P13"/>
      <text:p text:style-name="P16">- Dicom tags are viewable for Dexa and Ultrasound images</text:p>
      <text:p text:style-name="P16">- the atlas widget must be closed and the interview widget visible with a Dexa or Ultrasound image <text:soft-page-break/>selected for viewing</text:p>
      <text:p text:style-name="P16">- Ctrl+<text:span text:style-name="T7">T</text:span> toggles the display of Dicom tags for the current image</text:p>
      <text:p text:style-name="P16">- <text:span text:style-name="T13">dicom tags automatically update when a different dicom image is selected in the interview wid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09:18:58</meta:creation-date>
    <meta:generator>LibreOffice/4.2.8.2$Linux_X86_64 LibreOffice_project/420m0$Build-2</meta:generator>
    <dc:date>2016-04-22T13:09:56.698776654</dc:date>
    <meta:editing-duration>PT1H51M11S</meta:editing-duration>
    <meta:editing-cycles>10</meta:editing-cycles>
    <dc:creator>dean </dc:creator>
    <meta:document-statistic meta:table-count="0" meta:image-count="0" meta:object-count="0" meta:page-count="4" meta:paragraph-count="98" meta:word-count="1196" meta:character-count="7063" meta:non-whitespace-character-count="5934"/>
  </office:meta>
</office:document-meta>
</file>